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6">
      <style:text-properties officeooo:rsid="0004a976" officeooo:paragraph-rsid="0004a976"/>
    </style:style>
    <style:style style:name="T1" style:family="text">
      <style:text-properties officeooo:rsid="00034ebb"/>
    </style:style>
    <style:style style:name="T2" style:family="text">
      <style:text-properties officeooo:rsid="00046790"/>
    </style:style>
    <style:style style:name="T3" style:family="text">
      <style:text-properties officeooo:rsid="0004a9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– <text:span text:style-name="T2">5</text:span></text:p>
      <text:p text:style-name="Standard">Which of the following is NOT true?</text:p>
      <text:p text:style-name="Standard">Options</text:p>
      <text:list xml:id="list5355319294764324484" text:style-name="WWNum6">
        <text:list-item>
          <text:p text:style-name="P2">We need camera properties to calculate fundamental matrix from essential matrix.</text:p>
        </text:list-item>
        <text:list-item>
          <text:p text:style-name="P2">It is impossible to estimate epipolar geometry with uncalibrated cameras.</text:p>
        </text:list-item>
        <text:list-item>
          <text:p text:style-name="P2">More accurate matching points in the images might lead to better epipolar estimation. </text:p>
        </text:list-item>
        <text:list-item>
          <text:p text:style-name="P2">All are True</text:p>
        </text:list-item>
      </text:list>
      <text:p text:style-name="Standard">Answer:</text:p>
      <text:p text:style-name="Standard">Option <text:span text:style-name="T3">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esh Konatala</meta:initial-creator>
    <meta:editing-cycles>10</meta:editing-cycles>
    <meta:creation-date>2018-02-26T14:59:00</meta:creation-date>
    <dc:date>2018-05-07T15:16:46.299150437</dc:date>
    <meta:editing-duration>PT1H28M29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54" meta:character-count="327" meta:non-whitespace-character-count="2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